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Box 3" draw:style-name="gr1" draw:text-style-name="P2" draw:layer="layout" svg:width="33.866cm" svg:height="20.825cm" svg:x="0cm" svg:y="0cm">
          <text:p text:style-name="P1"><text:span text:style-name="T1">Account Number:</text:span><text:span text:style-name="T1"><text:tab/></text:span><text:span text:style-name="T1">993491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d Number: 1923784</text:span></text:p>
          <text:p text:style-name="P1"><text:span text:style-name="T1">Country: Singapore</text:span></text:p>
          <text:p text:style-name="P1"><text:span text:style-name="T1">Account Number:16239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d Number: 9787846</text:span></text:p>
          <text:p text:style-name="P1"><text:span text:style-name="T1">Country:Japan</text:span></text:p>
          <text:p text:style-name="P1"><text:span text:style-name="T1"/></text:p>
          <text:p text:style-name="P1"><text:span text:style-name="T1">Account Number:65138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d Number: 1990084</text:span></text:p>
          <text:p text:style-name="P1"><text:span text:style-name="T1">Country:Brazil</text:span></text:p>
          <text:p text:style-name="P1"><text:span text:style-name="T1"/></text:p>
          <text:p text:style-name="P1"><text:span text:style-name="T1">Account Number:5277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d Number: 6789041</text:span></text:p>
          <text:p text:style-name="P1"><text:span text:style-name="T1">Country:Jersey</text:span></text:p>
          <text:p text:style-name="P1"><text:span text:style-name="T1"/></text:p>
          <text:p text:style-name="P1"><text:span text:style-name="T1">Account Number:426568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d Number: 7870827</text:span></text:p>
          <text:p text:style-name="P1"><text:span text:style-name="T1">Country:Albania</text:span></text:p>
          <text:p text:style-name="P1"><text:span text:style-name="T1"/></text:p>
          <text:p text:style-name="P1"><text:span text:style-name="T1">Account Number:75179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d Number: 8788109</text:span></text:p>
          <text:p text:style-name="P1"><text:span text:style-name="T1">Country:Algeria</text:span></text:p>
          <text:p text:style-name="P1"><text:span text:style-name="T1"/></text:p>
          <text:p text:style-name="P1"><text:span text:style-name="T1">Account Number:6860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d Number: 0091874</text:span></text:p>
          <text:p text:style-name="P1"><text:span text:style-name="T1">Country:Israel</text:span></text:p>
          <text:p text:style-name="P1"><text:span text:style-name="T1"/></text:p>
          <text:p text:style-name="P1"><text:span text:style-name="T1">Account Number:9166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d Number: 2007188</text:span></text:p>
          <text:p text:style-name="P1"><text:span text:style-name="T1">Country:Aruba</text:span></text:p>
          <text:p text:style-name="P1"><text:span text:style-name="T1"/></text:p>
          <text:p text:style-name="P1"><text:span text:style-name="T1">Account Number:181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d Number: 0095232</text:span></text:p>
          <text:p text:style-name="P1"><text:span text:style-name="T1">Country:Argentin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9-12-11">12/11/19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date>2019-12-11T15:57:22.44</dc:date>
    <meta:editing-duration>PT1M23S</meta:editing-duration>
    <meta:editing-cycles>1</meta:editing-cycles>
    <meta:document-statistic meta:object-count="24"/>
  </office:meta>
</office:document-meta>
</file>